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72cb" officeooo:paragraph-rsid="000172cb"/>
    </style:style>
    <style:style style:name="P2" style:family="paragraph" style:parent-style-name="Standard">
      <style:text-properties officeooo:rsid="000172cb" officeooo:paragraph-rsid="001a1d75"/>
    </style:style>
    <style:style style:name="P3" style:family="paragraph" style:parent-style-name="Standard">
      <style:text-properties officeooo:rsid="000337f1" officeooo:paragraph-rsid="000337f1"/>
    </style:style>
    <style:style style:name="P4" style:family="paragraph" style:parent-style-name="Standard">
      <style:text-properties officeooo:rsid="0005b8a8" officeooo:paragraph-rsid="0005b8a8"/>
    </style:style>
    <style:style style:name="P5" style:family="paragraph" style:parent-style-name="Standard">
      <style:text-properties officeooo:rsid="0005b8a8" officeooo:paragraph-rsid="002af48d"/>
    </style:style>
    <style:style style:name="P6" style:family="paragraph" style:parent-style-name="Standard">
      <style:text-properties officeooo:rsid="00085078" officeooo:paragraph-rsid="0021e96b"/>
    </style:style>
    <style:style style:name="P7" style:family="paragraph" style:parent-style-name="Standard">
      <style:text-properties officeooo:rsid="000a70b2" officeooo:paragraph-rsid="0021e96b"/>
    </style:style>
    <style:style style:name="P8" style:family="paragraph" style:parent-style-name="Standard">
      <style:text-properties officeooo:rsid="000ba5d8" officeooo:paragraph-rsid="0021e96b"/>
    </style:style>
    <style:style style:name="P9" style:family="paragraph" style:parent-style-name="Standard">
      <style:text-properties officeooo:rsid="000f5775" officeooo:paragraph-rsid="000f5775"/>
    </style:style>
    <style:style style:name="P10" style:family="paragraph" style:parent-style-name="Standard">
      <style:text-properties officeooo:rsid="0014cbd2" officeooo:paragraph-rsid="0014cbd2"/>
    </style:style>
    <style:style style:name="P11" style:family="paragraph" style:parent-style-name="Standard">
      <style:text-properties officeooo:rsid="0014cbd2" officeooo:paragraph-rsid="002b91b5"/>
    </style:style>
    <style:style style:name="P12" style:family="paragraph" style:parent-style-name="Standard">
      <style:text-properties officeooo:rsid="001a1d75" officeooo:paragraph-rsid="001a1d75"/>
    </style:style>
    <style:style style:name="P13" style:family="paragraph" style:parent-style-name="Standard">
      <style:text-properties officeooo:rsid="002ededf" officeooo:paragraph-rsid="002ededf"/>
    </style:style>
    <style:style style:name="P14" style:family="paragraph" style:parent-style-name="Standard">
      <style:text-properties fo:font-weight="bold" officeooo:rsid="001a1d75" officeooo:paragraph-rsid="002ededf" style:font-weight-asian="bold" style:font-weight-complex="bold"/>
    </style:style>
    <style:style style:name="P15" style:family="paragraph" style:parent-style-name="Standard">
      <style:text-properties officeooo:rsid="0031b4cf" officeooo:paragraph-rsid="0031b4cf"/>
    </style:style>
    <style:style style:name="P16" style:family="paragraph" style:parent-style-name="Standard">
      <style:text-properties officeooo:rsid="00434ae0" officeooo:paragraph-rsid="00434ae0"/>
    </style:style>
    <style:style style:name="P17" style:family="paragraph" style:parent-style-name="Standard">
      <style:text-properties officeooo:rsid="000172cb" officeooo:paragraph-rsid="000172cb"/>
    </style:style>
    <style:style style:name="P18" style:family="paragraph" style:parent-style-name="Standard">
      <style:text-properties officeooo:rsid="000172cb" officeooo:paragraph-rsid="0049f77f"/>
    </style:style>
    <style:style style:name="T1" style:family="text">
      <style:text-properties officeooo:rsid="000337f1"/>
    </style:style>
    <style:style style:name="T2" style:family="text">
      <style:text-properties officeooo:rsid="000459bf"/>
    </style:style>
    <style:style style:name="T3" style:family="text">
      <style:text-properties officeooo:rsid="000a15c5"/>
    </style:style>
    <style:style style:name="T4" style:family="text">
      <style:text-properties officeooo:rsid="000ba5d8"/>
    </style:style>
    <style:style style:name="T5" style:family="text">
      <style:text-properties officeooo:rsid="000d0156"/>
    </style:style>
    <style:style style:name="T6" style:family="text">
      <style:text-properties officeooo:rsid="00104fdc"/>
    </style:style>
    <style:style style:name="T7" style:family="text">
      <style:text-properties fo:font-weight="bold" style:font-weight-asian="bold" style:font-weight-complex="bold"/>
    </style:style>
    <style:style style:name="T8" style:family="text">
      <style:text-properties fo:font-weight="bold" officeooo:rsid="0049f77f" style:font-weight-asian="bold" style:font-weight-complex="bold"/>
    </style:style>
    <style:style style:name="T9" style:family="text">
      <style:text-properties officeooo:rsid="001f3618"/>
    </style:style>
    <style:style style:name="T10" style:family="text">
      <style:text-properties officeooo:rsid="0021317c"/>
    </style:style>
    <style:style style:name="T11" style:family="text">
      <style:text-properties officeooo:rsid="0021e96b"/>
    </style:style>
    <style:style style:name="T12" style:family="text">
      <style:text-properties fo:font-style="normal" officeooo:rsid="0021e96b" style:font-style-asian="normal" style:font-style-complex="normal"/>
    </style:style>
    <style:style style:name="T13" style:family="text">
      <style:text-properties officeooo:rsid="0023cc65"/>
    </style:style>
    <style:style style:name="T14" style:family="text">
      <style:text-properties officeooo:rsid="0025c24c"/>
    </style:style>
    <style:style style:name="T15" style:family="text">
      <style:text-properties officeooo:rsid="0025d672"/>
    </style:style>
    <style:style style:name="T16" style:family="text">
      <style:text-properties officeooo:rsid="002a4df4"/>
    </style:style>
    <style:style style:name="T17" style:family="text">
      <style:text-properties officeooo:rsid="00333063"/>
    </style:style>
    <style:style style:name="T18" style:family="text">
      <style:text-properties officeooo:rsid="003572a2"/>
    </style:style>
    <style:style style:name="T19" style:family="text">
      <style:text-properties officeooo:rsid="0049f77f"/>
    </style:style>
    <style:style style:name="T20" style:family="text">
      <style:text-properties fo:font-size="13pt" fo:font-weight="bold" officeooo:rsid="0049f77f" style:font-size-asian="13pt" style:font-weight-asian="bold" style:font-size-complex="13pt" style:font-weight-complex="bold"/>
    </style:style>
    <style:style style:name="T21" style:family="text">
      <style:text-properties fo:font-size="14pt" fo:font-weight="bold" officeooo:rsid="0049f77f"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Person No:</text:span><text:tab/><text:tab/><text:tab/><text:tab/><text:tab/><text:tab/><text:tab/><text:tab/><text:tab/><text:tab/><text:tab/><text:tab/> <text:s/>Mr NE Ramashia</text:p>
      <text:p text:style-name="P18"><text:span text:style-name="T21">1490804 <text:s text:c="9"/></text:span><text:tab/><text:tab/><text:tab/><text:tab/><text:tab/><text:tab/><text:tab/><text:tab/><text:tab/><text:tab/><text:tab/> <text:s/>House No 5219</text:p>
      <text:p text:style-name="P1"><text:tab/><text:tab/><text:tab/><text:tab/><text:tab/><text:tab/><text:tab/><text:tab/><text:tab/><text:tab/><text:tab/><text:tab/><text:tab/><text:tab/><text:tab/> <text:s/>Laduma Avenue, Ext 7</text:p>
      <text:p text:style-name="P1"><text:tab/><text:tab/><text:tab/><text:tab/><text:tab/><text:tab/><text:tab/><text:tab/><text:tab/><text:tab/><text:tab/><text:tab/><text:tab/><text:tab/><text:tab/> <text:s/>Alexandra</text:p>
      <text:p text:style-name="P1"><text:tab/><text:tab/><text:tab/><text:tab/><text:tab/><text:tab/><text:tab/><text:tab/><text:tab/><text:tab/><text:tab/><text:tab/><text:tab/><text:tab/><text:tab/> <text:s/>2090</text:p>
      <text:p text:style-name="P1"><text:tab/><text:tab/><text:tab/><text:tab/><text:tab/><text:tab/><text:tab/><text:tab/><text:tab/><text:tab/><text:tab/><text:tab/><text:tab/><text:tab/><text:tab/> <text:s/>South Africa</text:p>
      <text:p text:style-name="P12"><text:tab/><text:tab/><text:tab/><text:tab/><text:tab/><text:tab/><text:tab/><text:tab/><text:tab/><text:tab/><text:tab/><text:tab/><text:tab/><text:tab/><text:tab/> <text:s/>Email: <text:a xlink:type="simple" xlink:href="mailto:Edwardn411@gmail.com" text:style-name="Internet_20_link" text:visited-style-name="Visited_20_Internet_20_Link">Edwardn411@gmail.com</text:a></text:p>
      <text:p text:style-name="P12"><text:tab/><text:tab/><text:tab/><text:tab/><text:tab/><text:tab/><text:tab/><text:tab/><text:tab/><text:tab/><text:tab/><text:tab/><text:tab/><text:tab/><text:tab/></text:p>
      <text:p text:style-name="P12"><text:tab/><text:tab/><text:tab/><text:tab/><text:tab/><text:tab/><text:tab/><text:tab/><text:tab/><text:tab/><text:tab/><text:tab/><text:tab/><text:tab/><text:tab/> <text:s/>08 October 2018</text:p>
      <text:p text:style-name="P12"><text:tab/><text:tab/><text:tab/><text:tab/><text:tab/><text:tab/><text:tab/><text:tab/><text:tab/><text:tab/><text:tab/><text:tab/><text:tab/><text:tab/><text:tab/> <text:s/><text:span text:style-name="T7">Person No: 1490804</text:span></text:p>
      <text:p text:style-name="P2">Student Enrolment Centre</text:p>
      <text:p text:style-name="P2">Private Bag 4 WITS</text:p>
      <text:p text:style-name="P1">2050</text:p>
      <text:p text:style-name="P16">The Dean</text:p>
      <text:p text:style-name="P1"/>
      <text:p text:style-name="P1"/>
      <text:p text:style-name="P1"/>
      <text:p text:style-name="P1">Dear Sir / Madam</text:p>
      <text:p text:style-name="P1"/>
      <text:p text:style-name="P1">My name is Nduvho Edward Ramashia. Student number 1490804. I am writing this letter with regard to my application consideration. I applied and my application was not successful due to my previous <text:span text:style-name="T1">year performance. </text:span></text:p>
      <text:p text:style-name="P3">I am writing this letter to address the factors that affected my studies <text:span text:style-name="T9">and how they have changed for the better ensuring</text:span> that <text:span text:style-name="T9">they won’t affect</text:span> my studies <text:span text:style-name="T2">if I get a chance to apply again. </text:span></text:p>
      <text:p text:style-name="P3"/>
      <text:p text:style-name="P6">The reason for my poor performance was <text:span text:style-name="T11">mainly</text:span> my unreadiness and my poor study skills and less <text:span text:style-name="T11">emotional and academic</text:span> support than usual.</text:p>
      <text:p text:style-name="P6">In first year, we had more support from the school. There were ADU class were we would go to catch up on contents that we did not fully understand and also prepare for tests and exams. All that however was not available in second year. <text:span text:style-name="T3">Without fully understanding the change in available support system, I was not able to fully prepare for the year. </text:span></text:p>
      <text:p text:style-name="P7">My study skills were good enough to get me through first year with the help of the school support, but it was not enough to get me through second year without the school support. I unfortunately was <text:s/>not fully aware of that and the need to improve my study skills and habits to help me in second year. <text:s/><text:span text:style-name="T4">I studied but my study skills were not good enough. By the time I realised the effects it was too late; the load and the effects were overwhelming me, and there was no were and no one to turn to.</text:span></text:p>
      <text:p text:style-name="P7"/>
      <text:p text:style-name="P8">I usually turn to my sister, who is in place of my guardian when it comes to school related things. I however was not able to turn to her that time since she herself was not well. She was always in and out of the hospitals <text:span text:style-name="T17">throughout the year</text:span> <text:span text:style-name="T17">due to the operation that she had had.</text:span> Because of her then conditions, she did not seem like an option then. <text:span text:style-name="T5">Then both my academic and social life fell apart at the same time.</text:span> I had a poor emotional support then which in turn resulted in me not getting any help like usual (in first year). <text:span text:style-name="T16">Amongst all other causes I also had minor anxiety problems.</text:span></text:p>
      <text:p text:style-name="P3"/>
      <text:p text:style-name="P5">I have <text:span text:style-name="T10">had and </text:span>taken time to observe my previous year <text:span text:style-name="T10">performance and behaviour</text:span> to see how I was doing things, <text:span text:style-name="T13">to see what needs improvement</text:span>. <text:span text:style-name="T12">I have considered this time to be not only a setback but also a <text:s/>time and chance for personal growth. </text:span>I have used this time to take a closer look back at how I was studying to see what I was doing wrong. <text:span text:style-name="T14">I am now fully aware of what is expected of me which will help me getting ready for delivering what is expected from me as a students during tests and exams. I now fully understand the situation from here on. </text:span>I have researched on multiple study skills and techniques to find one that suits me and more effective for me. <text:span text:style-name="T15">I have used this time to improve my study skills which along with my personal growth will help me throughout my degree. </text:span><text:soft-page-break/><text:span text:style-name="T15">My sister is now fully completely fine and available for my emotional support. I have also became aware of the school support available; this includes the places one can go for emotional help and for any help they might be having. I have also became aware of the importance of such services. I have discovered the importance of lecture consultations and am now prepared for those when/if I get back, for I have also prepared my social skills so I can be able to seek help when I need it. I have also been working on my minor anxieties and I can say with confidence that I will be ready to continue with my studies next without any anxiety problem at all. </text:span></text:p>
      <text:p text:style-name="P4"/>
      <text:p text:style-name="P11">As to why the degree that I applied for; it is in these degrees that I see myself in the future making a contribution to the community. It is in these degrees that I see myself serving others other that me in the future. It is in these degrees that I can make a significant contribution to the community while enjoying it at the same time. That makes me even more passionate to go ahead and learn more and finish them and go make my share of contribution to the community. </text:p>
      <text:p text:style-name="P11"/>
      <text:p text:style-name="P9">I have applied for school accommodation. <text:span text:style-name="T6">However, if I don’t get a room there, I have found a place near school that is affordable and suitable for students and close to school enough for me to walk to school everyday. The place opens earlier which will help me start my year well and not get behind. With regard to the financials; I have applied for NSFAS, with reference number OA201809296149004. I am certain that I am eligible for NSFAS funding since I applied this year and declared eligible for funding but only could not sign the contract letter this year since I am not registered this year. If however it happens that I don’t get the NSFAS funding perhaps due to my previous year performance, and if also they don’t accept my appeal. I am also going to apply for SRC temporary accommodation if it get to that. I have enough credit on my school account to cover my whole first semester, at which time I will be waiting for responses from bursaries that I have applied for in the mean-time. I will also be looking for other ways to cover my tuition.</text:span></text:p>
      <text:p text:style-name="P9"/>
      <text:p text:style-name="P15">Thank <text:span text:style-name="T18">you</text:span> for your time and consideration.</text:p>
      <text:p text:style-name="P10"/>
      <text:p text:style-name="P10">Yours sincerely</text:p>
      <text:p text:style-name="P13">Mr Nduvho E. Ramashia</text:p>
      <text:p text:style-name="P14">Person No: 149080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52:53.975934050</meta:creation-date>
    <dc:date>2018-10-08T08:19:36.459280454</dc:date>
    <meta:editing-duration>PT2H45M17S</meta:editing-duration>
    <meta:editing-cycles>44</meta:editing-cycles>
    <meta:generator>LibreOffice/6.0.6.2$Linux_X86_64 LibreOffice_project/00m0$Build-2</meta:generator>
    <meta:document-statistic meta:table-count="0" meta:image-count="0" meta:object-count="0" meta:page-count="2" meta:paragraph-count="28" meta:word-count="982" meta:character-count="5438" meta:non-whitespace-character-count="4306"/>
  </office:meta>
</office:document-meta>
</file>